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5873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G:.G])" office:value-type="float" office:value="218530000" calcext:value-type="float">
            <text:p>2185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2-21-1" office:value-type="float" office:value="20" calcext:value-type="float">
            <text:p>20</text:p>
          </table:table-cell>
          <table:table-cell table:formula="of:=42-1" office:value-type="float" office:value="41" calcext:value-type="float">
            <text:p>41</text:p>
          </table:table-cell>
          <table:table-cell table:formula="of:=42-1" office:value-type="float" office:value="41" calcext:value-type="float">
            <text:p>41</text:p>
          </table:table-cell>
          <table:table-cell table:formula="of:=42-1" office:value-type="float" office:value="41" calcext:value-type="float">
            <text:p>41</text:p>
          </table:table-cell>
          <table:table-cell table:formula="of:=42-1" office:value-type="float" office:value="41" calcext:value-type="float">
            <text:p>41</text:p>
          </table:table-cell>
          <table:table-cell table:formula="of:=PRODUCT([.A2:.F2])" office:value-type="float" office:value="56515220" calcext:value-type="float">
            <text:p>56515220</text:p>
          </table:table-cell>
          <table:table-cell/>
        </table:table-row>
        <table:table-row table:style-name="ro1">
          <table:table-cell table:formula="of:=42-21-1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42-21-1" office:value-type="float" office:value="20" calcext:value-type="float">
            <text:p>20</text:p>
          </table:table-cell>
          <table:table-cell table:formula="of:=42-1" office:value-type="float" office:value="41" calcext:value-type="float">
            <text:p>41</text:p>
          </table:table-cell>
          <table:table-cell table:formula="of:=42-1" office:value-type="float" office:value="41" calcext:value-type="float">
            <text:p>41</text:p>
          </table:table-cell>
          <table:table-cell table:formula="of:=42-1" office:value-type="float" office:value="41" calcext:value-type="float">
            <text:p>41</text:p>
          </table:table-cell>
          <table:table-cell table:formula="of:=PRODUCT([.A3:.F3])" office:value-type="float" office:value="26189980" calcext:value-type="float">
            <text:p>26189980</text:p>
          </table:table-cell>
          <table:table-cell/>
        </table:table-row>
        <table:table-row table:style-name="ro1">
          <table:table-cell table:formula="of:=42-1-1" office:value-type="float" office:value="40" calcext:value-type="float">
            <text:p>40</text:p>
          </table:table-cell>
          <table:table-cell table:formula="of:=42-21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42-21-1" office:value-type="float" office:value="20" calcext:value-type="float">
            <text:p>20</text:p>
          </table:table-cell>
          <table:table-cell table:formula="of:=42-1" office:value-type="float" office:value="41" calcext:value-type="float">
            <text:p>41</text:p>
          </table:table-cell>
          <table:table-cell table:formula="of:=42-1" office:value-type="float" office:value="41" calcext:value-type="float">
            <text:p>41</text:p>
          </table:table-cell>
          <table:table-cell table:formula="of:=PRODUCT([.A4:.F4])" office:value-type="float" office:value="26896000" calcext:value-type="float">
            <text:p>26896000</text:p>
          </table:table-cell>
          <table:table-cell/>
        </table:table-row>
        <table:table-row table:style-name="ro1">
          <table:table-cell table:formula="of:=42-1-1" office:value-type="float" office:value="40" calcext:value-type="float">
            <text:p>40</text:p>
          </table:table-cell>
          <table:table-cell table:formula="of:=42-1" office:value-type="float" office:value="41" calcext:value-type="float">
            <text:p>41</text:p>
          </table:table-cell>
          <table:table-cell table:formula="of:=42-21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42-21-1" office:value-type="float" office:value="20" calcext:value-type="float">
            <text:p>20</text:p>
          </table:table-cell>
          <table:table-cell table:formula="of:=42-1" office:value-type="float" office:value="41" calcext:value-type="float">
            <text:p>41</text:p>
          </table:table-cell>
          <table:table-cell table:formula="of:=PRODUCT([.A5:.F5])" office:value-type="float" office:value="26896000" calcext:value-type="float">
            <text:p>26896000</text:p>
          </table:table-cell>
          <table:table-cell/>
        </table:table-row>
        <table:table-row table:style-name="ro1">
          <table:table-cell table:formula="of:=42-1-1" office:value-type="float" office:value="40" calcext:value-type="float">
            <text:p>40</text:p>
          </table:table-cell>
          <table:table-cell table:formula="of:=42-1" office:value-type="float" office:value="41" calcext:value-type="float">
            <text:p>41</text:p>
          </table:table-cell>
          <table:table-cell table:formula="of:=42-1" office:value-type="float" office:value="41" calcext:value-type="float">
            <text:p>41</text:p>
          </table:table-cell>
          <table:table-cell table:formula="of:=42-21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42-21-1" office:value-type="float" office:value="20" calcext:value-type="float">
            <text:p>20</text:p>
          </table:table-cell>
          <table:table-cell table:formula="of:=PRODUCT([.A6:.F6])" office:value-type="float" office:value="26896000" calcext:value-type="float">
            <text:p>26896000</text:p>
          </table:table-cell>
          <table:table-cell/>
        </table:table-row>
        <table:table-row table:style-name="ro1">
          <table:table-cell table:formula="of:=42-1-1" office:value-type="float" office:value="40" calcext:value-type="float">
            <text:p>40</text:p>
          </table:table-cell>
          <table:table-cell table:formula="of:=42-1" office:value-type="float" office:value="41" calcext:value-type="float">
            <text:p>41</text:p>
          </table:table-cell>
          <table:table-cell table:formula="of:=42-1" office:value-type="float" office:value="41" calcext:value-type="float">
            <text:p>41</text:p>
          </table:table-cell>
          <table:table-cell table:formula="of:=42-1" office:value-type="float" office:value="41" calcext:value-type="float">
            <text:p>41</text:p>
          </table:table-cell>
          <table:table-cell table:formula="of:=42-21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PRODUCT([.A7:.F7])" office:value-type="float" office:value="55136800" calcext:value-type="float">
            <text:p>55136800</text:p>
          </table:table-cell>
          <table:table-cell/>
        </table:table-row>
      </table:table>
      <table:table table:name="4328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nt_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[.B3]+[.B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[.B4]+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[.B5]+[.B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[.B6]+[.B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[.B7]+[.B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[.B8]+[.B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[.B9]+[.B8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[.B10]+[.B9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[.B11]+[.B10]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[.B12]+[.B11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[.B13]+[.B12]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[.B14]+[.B13]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[.B15]+[.B14]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[.B16]+[.B15]"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[.B17]+[.B16]"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[.B18]+[.B17]"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[.B19]+[.B18]" office:value-type="float" office:value="8361" calcext:value-type="float">
            <text:p>8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[.B20]+[.B19]" office:value-type="float" office:value="13529" calcext:value-type="float">
            <text:p>135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[.B21]+[.B20]" office:value-type="float" office:value="21891" calcext:value-type="float">
            <text:p>21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[.B22]+[.B21]" office:value-type="float" office:value="35421" calcext:value-type="float">
            <text:p>354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[.B23]+[.B22]" office:value-type="float" office:value="57313" calcext:value-type="float">
            <text:p>573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[.B24]+[.B23]" office:value-type="float" office:value="92735" calcext:value-type="float">
            <text:p>927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[.B25]+[.B24]" office:value-type="float" office:value="150049" calcext:value-type="float">
            <text:p>1500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[.B26]+[.B25]" office:value-type="float" office:value="242785" calcext:value-type="float">
            <text:p>2427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[.B27]+[.B26]" office:value-type="float" office:value="392835" calcext:value-type="float">
            <text:p>3928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[.B28]+[.B27]" office:value-type="float" office:value="635621" calcext:value-type="float">
            <text:p>6356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[.B29]+[.B28]" office:value-type="float" office:value="1028457" calcext:value-type="float">
            <text:p>10284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[.B30]+[.B29]" office:value-type="float" office:value="1664079" calcext:value-type="float">
            <text:p>16640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[.B31]+[.B30]" office:value-type="float" office:value="2692537" calcext:value-type="float">
            <text:p>2692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[.B32]+[.B31]" office:value-type="float" office:value="4356617" calcext:value-type="float">
            <text:p>43566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[.B33]+[.B32]" office:value-type="float" office:value="7049155" calcext:value-type="float">
            <text:p>70491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[.B34]+[.B33]" office:value-type="float" office:value="11405773" calcext:value-type="float">
            <text:p>114057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[.B35]+[.B34]" office:value-type="float" office:value="18454929" calcext:value-type="float">
            <text:p>184549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[.B36]+[.B35]" office:value-type="float" office:value="29860703" calcext:value-type="float">
            <text:p>298607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[.B37]+[.B36]" office:value-type="float" office:value="48315633" calcext:value-type="float">
            <text:p>483156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[.B38]+[.B37]" office:value-type="float" office:value="78176337" calcext:value-type="float">
            <text:p>781763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[.B39]+[.B38]" office:value-type="float" office:value="126491971" calcext:value-type="float">
            <text:p>1264919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[.B40]+[.B39]" office:value-type="float" office:value="204668309" calcext:value-type="float">
            <text:p>2046683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[.B41]+[.B40]" office:value-type="float" office:value="331160281" calcext:value-type="float">
            <text:p>3311602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[.B42]+[.B41]" office:value-type="float" office:value="535828591" calcext:value-type="float">
            <text:p>5358285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[.B43]+[.B42]" office:value-type="float" office:value="866988873" calcext:value-type="float">
            <text:p>8669888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[.B44]+[.B43]" office:value-type="float" office:value="1402817465" calcext:value-type="float">
            <text:p>1402817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[.B45]+[.B44]" office:value-type="float" office:value="2269806339" calcext:value-type="float">
            <text:p>22698063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[.B46]+[.B45]" office:value-type="float" office:value="3672623805" calcext:value-type="float">
            <text:p>36726238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[.B47]+[.B46]" office:value-type="float" office:value="5942430145" calcext:value-type="float">
            <text:p>59424301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[.B48]+[.B47]" office:value-type="float" office:value="9615053951" calcext:value-type="float">
            <text:p>96150539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[.B49]+[.B48]" office:value-type="float" office:value="15557484097" calcext:value-type="float">
            <text:p>15557484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[.B50]+[.B49]" office:value-type="float" office:value="25172538049" calcext:value-type="float">
            <text:p>251725380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[.B51]+[.B50]" office:value-type="float" office:value="40730022147" calcext:value-type="float">
            <text:p>407300221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[.B52]+[.B51]" office:value-type="float" office:value="65902560197" calcext:value-type="float">
            <text:p>659025601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[.B53]+[.B52]" office:value-type="float" office:value="106632582345" calcext:value-type="float">
            <text:p>1066325823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[.B54]+[.B53]" office:value-type="float" office:value="172535142543" calcext:value-type="float">
            <text:p>1725351425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[.B55]+[.B54]" office:value-type="float" office:value="279167724889" calcext:value-type="float">
            <text:p>2791677248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[.B56]+[.B55]" office:value-type="float" office:value="451702867433" calcext:value-type="float">
            <text:p>4517028674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[.B57]+[.B56]" office:value-type="float" office:value="730870592323" calcext:value-type="float">
            <text:p>730870592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6:34:49.425000000</meta:creation-date>
    <meta:generator>LibreOffice/7.5.0.3$Windows_X86_64 LibreOffice_project/c21113d003cd3efa8c53188764377a8272d9d6de</meta:generator>
    <dc:date>2024-02-29T16:45:46.527000000</dc:date>
    <meta:editing-duration>PT10M58S</meta:editing-duration>
    <meta:editing-cycles>2</meta:editing-cycles>
    <meta:document-statistic meta:table-count="2" meta:cell-count="165" meta:object-count="0"/>
  </office:meta>
</office:document-meta>
</file>